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1.384cm" fo:min-width="8.923cm" fo:padding-top="0cm" fo:padding-bottom="0cm" fo:padding-left="0cm" fo:padding-right="0cm" loext:decorative="false"/>
      <style:paragraph-properties style:writing-mode="lr-tb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49cm" fo:min-width="0.332cm" fo:padding-top="0cm" fo:padding-bottom="0cm" fo:padding-left="0cm" fo:padding-right="0cm" loext:decorative="false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49cm" fo:min-width="4.625cm" fo:padding-top="0cm" fo:padding-bottom="0cm" fo:padding-left="0cm" fo:padding-right="0cm" loext:decorative="false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49cm" fo:min-width="2.366cm" fo:padding-top="0cm" fo:padding-bottom="0cm" fo:padding-left="0cm" fo:padding-right="0cm" loext:decorative="false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49cm" fo:min-width="4.332cm" fo:padding-top="0cm" fo:padding-bottom="0cm" fo:padding-left="0cm" fo:padding-right="0cm" loext:decorative="false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623cm" fo:min-width="4.448cm" fo:padding-top="0cm" fo:padding-bottom="0cm" fo:padding-left="0cm" fo:padding-right="0cm" loext:decorative="false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623cm" fo:min-width="5.228cm" fo:padding-top="0cm" fo:padding-bottom="0cm" fo:padding-left="0cm" fo:padding-right="0cm" loext:decorative="false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49cm" fo:min-width="3.051cm" fo:padding-top="0cm" fo:padding-bottom="0cm" fo:padding-left="0cm" fo:padding-right="0cm" loext:decorative="false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978cm" fo:min-width="6.674cm" fo:padding-top="0cm" fo:padding-bottom="0cm" fo:padding-left="0cm" fo:padding-right="0cm" loext:decorative="false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1.467cm" fo:min-width="20.157cm" fo:padding-top="0cm" fo:padding-bottom="0cm" fo:padding-left="0cm" fo:padding-right="0cm" loext:decorative="false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623cm" fo:min-width="1.75cm" fo:padding-top="0cm" fo:padding-bottom="0cm" fo:padding-left="0cm" fo:padding-right="0cm" loext:decorative="false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623cm" fo:min-width="2.771cm" fo:padding-top="0cm" fo:padding-bottom="0cm" fo:padding-left="0cm" fo:padding-right="0cm" loext:decorative="false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623cm" fo:min-width="6.319cm" fo:padding-top="0cm" fo:padding-bottom="0cm" fo:padding-left="0cm" fo:padding-right="0cm" loext:decorative="false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978cm" fo:min-width="5.823cm" fo:padding-top="0cm" fo:padding-bottom="0cm" fo:padding-left="0cm" fo:padding-right="0cm" loext:decorative="false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49cm" fo:min-width="7.62cm" fo:padding-top="0cm" fo:padding-bottom="0cm" fo:padding-left="0cm" fo:padding-right="0cm" loext:decorative="false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49cm" fo:min-width="6.471cm" fo:padding-top="0cm" fo:padding-bottom="0cm" fo:padding-left="0cm" fo:padding-right="0cm" loext:decorative="false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623cm" fo:min-width="5.206cm" fo:padding-top="0cm" fo:padding-bottom="0cm" fo:padding-left="0cm" fo:padding-right="0cm" loext:decorative="false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49cm" fo:min-width="3.919cm" fo:padding-top="0cm" fo:padding-bottom="0cm" fo:padding-left="0cm" fo:padding-right="0cm" loext:decorative="false"/>
      <style:paragraph-properties style:writing-mode="lr-tb"/>
    </style:style>
    <style:style style:name="gr19" style:family="graphic" style:parent-style-name="standard">
      <style:graphic-properties draw:stroke="none" draw:fill="solid" draw:fill-color="#a96366" loext:decorative="false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49cm" fo:min-width="3.902cm" fo:padding-top="0cm" fo:padding-bottom="0cm" fo:padding-left="0cm" fo:padding-right="0cm" loext:decorative="false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623cm" fo:min-width="13.679cm" fo:padding-top="0cm" fo:padding-bottom="0cm" fo:padding-left="0cm" fo:padding-right="0cm" loext:decorative="false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49cm" fo:min-width="8.746cm" fo:padding-top="0cm" fo:padding-bottom="0cm" fo:padding-left="0cm" fo:padding-right="0cm" loext:decorative="false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49cm" fo:min-width="6.492cm" fo:padding-top="0cm" fo:padding-bottom="0cm" fo:padding-left="0cm" fo:padding-right="0cm" loext:decorative="false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49cm" fo:min-width="6.027cm" fo:padding-top="0cm" fo:padding-bottom="0cm" fo:padding-left="0cm" fo:padding-right="0cm" loext:decorative="false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49cm" fo:min-width="4.31cm" fo:padding-top="0cm" fo:padding-bottom="0cm" fo:padding-left="0cm" fo:padding-right="0cm" loext:decorative="false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in-height="0.33cm" loext:decorative="false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in-height="1.237cm" loext:decorative="false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74cm" fo:min-width="14.387cm" fo:padding-top="0cm" fo:padding-bottom="0cm" fo:padding-left="0cm" fo:padding-right="0cm" loext:decorative="false"/>
      <style:paragraph-properties style:writing-mode="lr-tb"/>
    </style:style>
    <style:style style:name="P1" style:family="paragraph">
      <style:paragraph-properties fo:text-align="start" style:writing-mode="lr-tb"/>
      <style:text-properties fo:color="#000000" loext:opacity="100%" fo:font-size="35pt"/>
    </style:style>
    <style:style style:name="P2" style:family="paragraph">
      <loext:graphic-properties draw:fill="none"/>
      <style:paragraph-properties fo:text-align="start"/>
      <style:text-properties fo:color="#000000" loext:opacity="100%" fo:font-size="35pt" style:font-size-asian="25.5pt" style:font-size-complex="25.5pt"/>
    </style:style>
    <style:style style:name="P3" style:family="paragraph">
      <style:paragraph-properties fo:text-align="start" style:writing-mode="lr-tb"/>
      <style:text-properties fo:font-size="12.3999996185303pt"/>
    </style:style>
    <style:style style:name="P4" style:family="paragraph">
      <loext:graphic-properties draw:fill="none"/>
      <style:paragraph-properties fo:text-align="start"/>
      <style:text-properties fo:font-size="12.3999996185303pt" style:font-size-asian="9pt" style:font-size-complex="9pt"/>
    </style:style>
    <style:style style:name="P5" style:family="paragraph">
      <style:paragraph-properties fo:text-align="start" style:writing-mode="lr-tb"/>
      <style:text-properties fo:font-size="15.8000001907349pt"/>
    </style:style>
    <style:style style:name="P6" style:family="paragraph">
      <loext:graphic-properties draw:fill="none"/>
      <style:paragraph-properties fo:text-align="start"/>
      <style:text-properties fo:font-size="15.8000001907349pt" style:font-size-asian="11.5pt" style:font-size-complex="11.5pt"/>
    </style:style>
    <style:style style:name="P7" style:family="paragraph">
      <loext:graphic-properties draw:fill="solid" draw:fill-color="#a96366"/>
    </style:style>
    <style:style style:name="P8" style:family="paragraph">
      <style:paragraph-properties fo:text-align="start" style:writing-mode="lr-tb"/>
      <style:text-properties fo:font-size="32.9000015258789pt"/>
    </style:style>
    <style:style style:name="P9" style:family="paragraph">
      <loext:graphic-properties draw:fill="none" draw:fill-color="#ffffff"/>
      <style:paragraph-properties fo:text-align="start"/>
      <style:text-properties fo:font-size="32.9000015258789pt"/>
    </style:style>
    <style:style style:name="T1" style:family="text">
      <style:text-properties fo:color="#000000" loext:opacity="100%" style:font-name="Arial" fo:font-size="25.5pt" fo:font-weight="bold" style:font-name-asian="Arial" style:font-size-asian="25.5pt" style:font-weight-asian="bold" style:font-name-complex="Arial" style:font-size-complex="25.5pt" style:font-weight-complex="bold"/>
    </style:style>
    <style:style style:name="T2" style:family="text">
      <style:text-properties fo:color="#000000" loext:opacity="100%" style:font-name="Arial" fo:font-size="9pt" fo:font-weight="normal" style:font-name-asian="Arial" style:font-size-asian="9pt" style:font-weight-asian="normal" style:font-name-complex="Arial" style:font-size-complex="9pt" style:font-weight-complex="normal"/>
    </style:style>
    <style:style style:name="T3" style:family="text">
      <style:text-properties fo:color="#a96366" loext:opacity="100%" style:font-name="Arial" fo:font-size="11.5pt" fo:font-weight="bold" style:font-name-asian="Arial" style:font-size-asian="11.5pt" style:font-weight-asian="bold" style:font-name-complex="Arial" style:font-size-complex="11.5pt" style:font-weight-complex="bold"/>
    </style:style>
    <style:style style:name="T4" style:family="text">
      <style:text-properties fo:color="#2d2d2d" loext:opacity="100%" style:font-name="Arial" fo:font-size="11.5pt" fo:font-weight="bold" style:font-name-asian="Arial" style:font-size-asian="11.5pt" style:font-weight-asian="bold" style:font-name-complex="Arial" style:font-size-complex="11.5pt" style:font-weight-complex="bold"/>
    </style:style>
    <style:style style:name="T5" style:family="text">
      <style:text-properties fo:color="#767676" loext:opacity="100%" style:font-name="Arial" fo:font-size="9pt" fo:font-weight="normal" style:font-name-asian="Arial" style:font-size-asian="9pt" style:font-weight-asian="normal" style:font-name-complex="Arial" style:font-size-complex="9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8.923cm" svg:height="1.384cm" svg:x="0.708cm" svg:y="0.732cm">
          <draw:text-box>
            <text:p text:style-name="P1"><text:span text:style-name="T1">ANTHONY GERDES</text:span></text:p>
          </draw:text-box>
        </draw:frame>
        <draw:frame draw:style-name="gr2" draw:text-style-name="P4" draw:layer="layout" svg:width="0.332cm" svg:height="0.49cm" svg:x="9.6cm" svg:y="1.458cm">
          <draw:text-box>
            <text:p text:style-name="P3"><text:span text:style-name="T2"><text:s text:c="2"/></text:span></text:p>
          </draw:text-box>
        </draw:frame>
        <draw:frame draw:style-name="gr3" draw:text-style-name="P4" draw:layer="layout" svg:width="4.625cm" svg:height="0.49cm" svg:x="0.654cm" svg:y="2.236cm">
          <draw:text-box>
            <text:p text:style-name="P3"><text:span text:style-name="T2">Castle Rock, Colorado, 80109 <text:s/></text:span></text:p>
          </draw:text-box>
        </draw:frame>
        <draw:frame draw:style-name="gr4" draw:text-style-name="P4" draw:layer="layout" svg:width="2.366cm" svg:height="0.49cm" svg:x="0.654cm" svg:y="2.991cm">
          <draw:text-box>
            <text:p text:style-name="P3"><text:span text:style-name="T2">(720) 815-5494 </text:span></text:p>
          </draw:text-box>
        </draw:frame>
        <draw:frame draw:style-name="gr5" draw:text-style-name="P4" draw:layer="layout" svg:width="4.332cm" svg:height="0.49cm" svg:x="0.655cm" svg:y="3.741cm">
          <draw:text-box>
            <text:p text:style-name="P3"><text:span text:style-name="T2">AnthonyGerdes@proton.me <text:s/></text:span></text:p>
          </draw:text-box>
        </draw:frame>
        <draw:frame draw:style-name="gr2" draw:text-style-name="P4" draw:layer="layout" svg:width="0.332cm" svg:height="0.49cm" svg:x="19.842cm" svg:y="4.989cm">
          <draw:text-box>
            <text:p text:style-name="P3"><text:span text:style-name="T2"><text:s text:c="2"/></text:span></text:p>
          </draw:text-box>
        </draw:frame>
        <draw:frame draw:style-name="gr6" draw:text-style-name="P6" draw:layer="layout" svg:width="4.448cm" svg:height="0.623cm" svg:x="0.73cm" svg:y="4.474cm">
          <draw:text-box>
            <text:p text:style-name="P5"><text:span text:style-name="T3">WORK EXPERIENCE <text:s/></text:span></text:p>
          </draw:text-box>
        </draw:frame>
        <draw:frame draw:style-name="gr2" draw:text-style-name="P4" draw:layer="layout" svg:width="0.332cm" svg:height="0.49cm" svg:x="20.142cm" svg:y="18.979cm">
          <draw:text-box>
            <text:p text:style-name="P3"><text:span text:style-name="T2"><text:s text:c="2"/></text:span></text:p>
          </draw:text-box>
        </draw:frame>
        <draw:frame draw:style-name="gr7" draw:text-style-name="P6" draw:layer="layout" svg:width="5.228cm" svg:height="0.623cm" svg:x="0.682cm" svg:y="8.169cm">
          <draw:text-box>
            <text:p text:style-name="P5"><text:span text:style-name="T4">IT Technician Work-Study</text:span></text:p>
          </draw:text-box>
        </draw:frame>
        <draw:frame draw:style-name="gr8" draw:text-style-name="P4" draw:layer="layout" svg:width="3.051cm" svg:height="0.49cm" svg:x="0.682cm" svg:y="8.659cm">
          <draw:text-box>
            <text:p text:style-name="P3"><text:span text:style-name="T5">08/2021 to 01/2024</text:span><text:span text:style-name="T2"> <text:s/></text:span></text:p>
          </draw:text-box>
        </draw:frame>
        <draw:frame draw:style-name="gr9" draw:text-style-name="P4" draw:layer="layout" svg:width="6.674cm" svg:height="0.978cm" svg:x="0.682cm" svg:y="9.064cm">
          <draw:text-box>
            <text:p text:style-name="P3"><text:span text:style-name="T2">Arapahoe Community College</text:span></text:p>
            <text:p text:style-name="P3"><text:span text:style-name="T2">Littleton, Colorado / Castle Rock, Colorado <text:s text:c="3"/></text:span></text:p>
          </draw:text-box>
        </draw:frame>
        <draw:frame draw:style-name="gr10" draw:text-style-name="P4" draw:layer="layout" svg:width="20.157cm" svg:height="1.467cm" svg:x="0.682cm" svg:y="9.798cm">
          <draw:text-box>
            <text:p text:style-name="P3"><text:span text:style-name="T2">- Responsible for supporting the MS365 Office suite</text:span></text:p>
            <text:p text:style-name="P3"><text:span text:style-name="T2">In this position, I was responsible for supporting the MS265 Office suite, deploying Windows 10/11 images via SCCM, creating and updating </text:span></text:p>
            <text:p text:style-name="P3"><text:span text:style-name="T2">documentation, and assisting my team of systems administrators in their duties </text:span></text:p>
            <text:p text:style-name="P3"><text:span text:style-name="T2">(I mainly assisted our network and windows administrators in troubleshooting and solving related issues) <text:s/></text:span></text:p>
          </draw:text-box>
        </draw:frame>
        <draw:frame draw:style-name="gr11" draw:text-style-name="P6" draw:layer="layout" svg:width="1.75cm" svg:height="0.623cm" svg:x="0.775cm" svg:y="11.726cm">
          <draw:text-box>
            <text:p text:style-name="P5"><text:span text:style-name="T3">SKILLS <text:s/></text:span></text:p>
          </draw:text-box>
        </draw:frame>
        <draw:frame draw:style-name="gr2" draw:text-style-name="P4" draw:layer="layout" svg:width="0.332cm" svg:height="0.49cm" svg:x="20.018cm" svg:y="18.799cm">
          <draw:text-box>
            <text:p text:style-name="P3"><text:span text:style-name="T2"><text:s text:c="2"/></text:span></text:p>
          </draw:text-box>
        </draw:frame>
        <draw:frame draw:style-name="gr12" draw:text-style-name="P6" draw:layer="layout" svg:width="2.771cm" svg:height="0.623cm" svg:x="0.654cm" svg:y="16.031cm">
          <draw:text-box>
            <text:p text:style-name="P5"><text:span text:style-name="T3">EDUCATION <text:s/></text:span></text:p>
          </draw:text-box>
        </draw:frame>
        <draw:frame draw:style-name="gr2" draw:text-style-name="P4" draw:layer="layout" svg:width="0.332cm" svg:height="0.49cm" svg:x="13.22cm" svg:y="17.184cm">
          <draw:text-box>
            <text:p text:style-name="P3"><text:span text:style-name="T2"><text:s text:c="2"/></text:span></text:p>
          </draw:text-box>
        </draw:frame>
        <draw:frame draw:style-name="gr13" draw:text-style-name="P6" draw:layer="layout" svg:width="6.319cm" svg:height="0.623cm" svg:x="0.654cm" svg:y="18.21cm">
          <draw:text-box>
            <text:p text:style-name="P5"><text:span text:style-name="T4">Arapahoe Community College <text:s/></text:span></text:p>
          </draw:text-box>
        </draw:frame>
        <draw:frame draw:style-name="gr14" draw:text-style-name="P4" draw:layer="layout" svg:width="5.823cm" svg:height="0.978cm" svg:x="0.654cm" svg:y="18.682cm">
          <draw:text-box>
            <text:p text:style-name="P3"><text:span text:style-name="T2">- Associate’s Of Science - Cybersecurity </text:span></text:p>
            <text:p text:style-name="P3"><text:span text:style-name="T2"/></text:p>
          </draw:text-box>
        </draw:frame>
        <draw:frame draw:style-name="gr15" draw:text-style-name="P4" draw:layer="layout" svg:width="7.62cm" svg:height="0.49cm" svg:x="0.654cm" svg:y="19.013cm">
          <draw:text-box>
            <text:p text:style-name="P3"><text:span text:style-name="T2">- Computer Science -- Cisco Networking Technician <text:s/></text:span></text:p>
          </draw:text-box>
        </draw:frame>
        <draw:frame draw:style-name="gr16" draw:text-style-name="P4" draw:layer="layout" svg:width="6.471cm" svg:height="0.49cm" svg:x="0.654cm" svg:y="19.503cm">
          <draw:text-box>
            <text:p text:style-name="P3"><text:span text:style-name="T2">Castle Rock, Colorado </text:span><text:span text:style-name="T5">04/2019 to 05/2021</text:span><text:span text:style-name="T2"> <text:s/></text:span></text:p>
          </draw:text-box>
        </draw:frame>
        <draw:frame draw:style-name="gr17" draw:text-style-name="P6" draw:layer="layout" svg:width="5.206cm" svg:height="0.623cm" svg:x="0.654cm" svg:y="19.993cm">
          <draw:text-box>
            <text:p text:style-name="P5"><text:span text:style-name="T4">Castle View High School <text:s/></text:span></text:p>
          </draw:text-box>
        </draw:frame>
        <draw:frame draw:style-name="gr18" draw:text-style-name="P4" draw:layer="layout" svg:width="3.919cm" svg:height="0.49cm" svg:x="0.654cm" svg:y="20.457cm">
          <draw:text-box>
            <text:p text:style-name="P3"><text:span text:style-name="T2">High school or equivalent <text:s/></text:span></text:p>
          </draw:text-box>
        </draw:frame>
        <draw:polygon draw:style-name="gr19" draw:text-style-name="P7" draw:layer="layout" svg:width="20.204cm" svg:height="0.102cm" svg:x="0.658cm" svg:y="5.084cm" svg:viewBox="0 0 20205 103" draw:points="0,0 20205,0 20205,103 0,103">
          <text:p/>
        </draw:polygon>
        <draw:frame draw:style-name="gr20" draw:text-style-name="P4" draw:layer="layout" svg:width="3.902cm" svg:height="0.49cm" svg:x="0.654cm" svg:y="20.893cm">
          <draw:text-box>
            <text:p text:style-name="P3"><text:span text:style-name="T2">Engineering / Networking <text:s/></text:span></text:p>
          </draw:text-box>
        </draw:frame>
        <draw:frame draw:style-name="gr16" draw:text-style-name="P4" draw:layer="layout" svg:width="6.471cm" svg:height="0.49cm" svg:x="0.654cm" svg:y="21.328cm">
          <draw:text-box>
            <text:p text:style-name="P3"><text:span text:style-name="T2">Castle Rock, Colorado </text:span><text:span text:style-name="T5">08/2016 to 05/2021</text:span><text:span text:style-name="T2"> <text:s/></text:span></text:p>
          </draw:text-box>
        </draw:frame>
        <draw:frame draw:style-name="gr21" draw:text-style-name="P6" draw:layer="layout" svg:width="13.679cm" svg:height="0.623cm" svg:x="0.654cm" svg:y="16.562cm">
          <draw:text-box>
            <text:p text:style-name="P5"><text:span text:style-name="T4">Colorado State University - Pueblo / Arapahoe Community College <text:s/></text:span></text:p>
          </draw:text-box>
        </draw:frame>
        <draw:frame draw:style-name="gr22" draw:text-style-name="P4" draw:layer="layout" svg:width="8.746cm" svg:height="0.49cm" svg:x="0.654cm" svg:y="17.037cm">
          <draw:text-box>
            <text:p text:style-name="P3"><text:span text:style-name="T2">Bachelor Of Science - Computer Science / Cybersecurity <text:s text:c="3"/></text:span></text:p>
          </draw:text-box>
        </draw:frame>
        <draw:frame draw:style-name="gr23" draw:text-style-name="P4" draw:layer="layout" svg:width="6.492cm" svg:height="0.49cm" svg:x="0.654cm" svg:y="17.355cm">
          <draw:text-box>
            <text:p text:style-name="P3"><text:span text:style-name="T2">Castle Rock, Colorado / Littleton, Colorado <text:s/></text:span></text:p>
          </draw:text-box>
        </draw:frame>
        <draw:frame draw:style-name="gr24" draw:text-style-name="P4" draw:layer="layout" svg:width="6.027cm" svg:height="0.49cm" svg:x="0.654cm" svg:y="17.72cm">
          <draw:text-box>
            <text:p text:style-name="P3"><text:span text:style-name="T5">01/2021 to Present</text:span><text:span text:style-name="T2"> </text:span></text:p>
          </draw:text-box>
        </draw:frame>
        <draw:polygon draw:style-name="gr19" draw:text-style-name="P7" draw:layer="layout" svg:width="20.204cm" svg:height="0.102cm" svg:x="0.654cm" svg:y="21.818cm" svg:viewBox="0 0 20205 103" draw:points="0,0 20205,0 20205,103 0,103">
          <text:p/>
        </draw:polygon>
        <draw:polygon draw:style-name="gr19" draw:text-style-name="P7" draw:layer="layout" svg:width="20.319cm" svg:height="0.102cm" svg:x="0.615cm" svg:y="11.536cm" svg:viewBox="0 0 20320 103" draw:points="0,0 20320,0 20320,103 0,103">
          <text:p/>
        </draw:polygon>
        <draw:frame draw:style-name="gr25" draw:text-style-name="P4" draw:layer="layout" svg:width="4.31cm" svg:height="3.917cm" svg:x="0.654cm" svg:y="12.255cm">
          <draw:text-box>
            <text:p text:style-name="P3"><text:span text:style-name="T2">- Customer Service</text:span></text:p>
            <text:p text:style-name="P3"><text:span text:style-name="T2">- Safety Adherence</text:span></text:p>
            <text:p text:style-name="P3"><text:span text:style-name="T2">- Punctuality</text:span></text:p>
            <text:p text:style-name="P3"><text:span text:style-name="T2">- Physical Labor</text:span></text:p>
            <text:p text:style-name="P3"><text:span text:style-name="T2">- Crowd Management</text:span></text:p>
            <text:p text:style-name="P3"><text:span text:style-name="T2">- Electric Tool Use</text:span></text:p>
            <text:p text:style-name="P3"><text:span text:style-name="T2">- Machining</text:span></text:p>
            <text:p text:style-name="P3"><text:span text:style-name="T2">- Computer Aided Design</text:span></text:p>
            <text:p text:style-name="P3"><text:span text:style-name="T2">- Self-driven studying</text:span></text:p>
            <text:p text:style-name="P3"><text:span text:style-name="T2">- Welding</text:span></text:p>
            <text:p text:style-name="P3"><text:span text:style-name="T2"/></text:p>
          </draw:text-box>
        </draw:frame>
        <draw:frame draw:style-name="gr26" draw:text-style-name="P9" draw:layer="layout" svg:width="5.324cm" svg:height="0.907cm" svg:x="0.696cm" svg:y="5.251cm">
          <draw:text-box>
            <text:p text:style-name="P8"><text:span text:style-name="T4">Set Construction – Worker</text:span></text:p>
            <text:p text:style-name="P8"><text:span text:style-name="T4"/></text:p>
          </draw:text-box>
        </draw:frame>
        <draw:frame draw:style-name="gr27" draw:text-style-name="P9" draw:layer="layout" svg:width="19.63cm" svg:height="1.237cm" svg:x="0.669cm" svg:y="6.852cm">
          <draw:text-box>
            <text:p text:style-name="P8"><text:span text:style-name="T2">- In this position, I was one of the key workers who built our sets, inspected all work done, and ensured that all work was done to a safe standard. We produced “Les Miserables”, “Mamma Mia!”, “Chicago”, “Marvin’s Room”, and “Noises Off”, and won several awards for “Best Set Design”</text:span></text:p>
          </draw:text-box>
        </draw:frame>
        <draw:frame draw:style-name="gr28" draw:text-style-name="P4" draw:layer="layout" svg:width="14.387cm" svg:height="1.425cm" svg:x="0.849cm" svg:y="5.761cm">
          <draw:text-box>
            <text:p text:style-name="P3"><text:span text:style-name="T2">2017 to 2022</text:span></text:p>
            <text:p text:style-name="P3"><text:span text:style-name="T2">Castle View High School</text:span></text:p>
            <text:p text:style-name="P3"><text:span text:style-name="T2">Castle Rock, Colorado</text:span></text:p>
            <text:p text:style-name="P3"><text:span text:style-name="T2"/></text:p>
          </draw:text-box>
        </draw:frame>
        <draw:polygon draw:style-name="gr19" draw:text-style-name="P7" draw:layer="layout" svg:width="20.204cm" svg:height="0.102cm" svg:x="0.655cm" svg:y="4.128cm" svg:viewBox="0 0 20205 103" draw:points="0,0 20205,0 20205,103 0,103">
          <text:p/>
        </draw:polygon>
        <draw:polygon draw:style-name="gr19" draw:text-style-name="P7" draw:layer="layout" svg:width="20.292cm" svg:height="0.102cm" svg:x="0.669cm" svg:y="7.986cm" svg:viewBox="0 0 20293 103" draw:points="0,0 20293,0 20293,103 0,103">
          <text:p/>
        </draw:polygon>
        <draw:polygon draw:style-name="gr19" draw:text-style-name="P7" draw:layer="layout" svg:width="20.319cm" svg:height="0.102cm" svg:x="0.654cm" svg:y="15.928cm" svg:viewBox="0 0 20320 103" draw:points="0,0 20320,0 20320,103 0,103">
          <text:p/>
        </draw:polygon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635cm" fo:margin-bottom="0.635cm" fo:margin-left="0.635cm" fo:margin-right="0.635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32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print-date>2024-04-27T04:06:19.508000000</meta:print-date>
    <meta:printed-by>PDF files</meta:printed-by>
    <dc:date>2024-05-29T11:20:18.682000000</dc:date>
    <meta:editing-duration>PT13M18S</meta:editing-duration>
    <meta:editing-cycles>4</meta:editing-cycles>
    <meta:generator>LibreOffice/24.2.2.2$Windows_X86_64 LibreOffice_project/d56cc158d8a96260b836f100ef4b4ef25d6f1a01</meta:generator>
    <meta:document-statistic meta:object-count="38"/>
  </office:meta>
</office:document-meta>
</file>